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e6521" officeooo:paragraph-rsid="000e6521"/>
    </style:style>
    <style:style style:name="P2" style:family="paragraph" style:parent-style-name="Standard">
      <style:text-properties officeooo:rsid="000e6521" officeooo:paragraph-rsid="00285b03"/>
    </style:style>
    <style:style style:name="P3" style:family="paragraph" style:parent-style-name="Standard">
      <style:text-properties officeooo:rsid="0015d431" officeooo:paragraph-rsid="0015d431"/>
    </style:style>
    <style:style style:name="P4" style:family="paragraph" style:parent-style-name="Standard">
      <style:text-properties officeooo:rsid="0017f374" officeooo:paragraph-rsid="0017f374"/>
    </style:style>
    <style:style style:name="P5" style:family="paragraph" style:parent-style-name="Standard">
      <style:text-properties fo:font-weight="normal" officeooo:rsid="0017f374" officeooo:paragraph-rsid="0017f374" style:font-weight-asian="normal" style:font-weight-complex="normal"/>
    </style:style>
    <style:style style:name="P6" style:family="paragraph" style:parent-style-name="Standard">
      <style:text-properties fo:font-weight="normal" officeooo:rsid="0017f374" officeooo:paragraph-rsid="001f36d0" style:font-weight-asian="normal" style:font-weight-complex="normal"/>
    </style:style>
    <style:style style:name="P7" style:family="paragraph" style:parent-style-name="Standard">
      <style:text-properties fo:font-weight="normal" officeooo:rsid="0029a535" officeooo:paragraph-rsid="0029a535" style:font-weight-asian="normal" style:font-weight-complex="normal"/>
    </style:style>
    <style:style style:name="P8" style:family="paragraph" style:parent-style-name="Standard">
      <style:text-properties fo:font-weight="normal" officeooo:rsid="00311cf6" officeooo:paragraph-rsid="00311cf6" style:font-weight-asian="normal" style:font-weight-complex="normal"/>
    </style:style>
    <style:style style:name="P9" style:family="paragraph" style:parent-style-name="Standard">
      <style:text-properties fo:font-weight="normal" officeooo:rsid="0032acee" officeooo:paragraph-rsid="0032acee" style:font-weight-asian="normal" style:font-weight-complex="normal"/>
    </style:style>
    <style:style style:name="P10" style:family="paragraph" style:parent-style-name="Standard">
      <style:text-properties fo:font-weight="normal" officeooo:rsid="00370afa" officeooo:paragraph-rsid="00370afa" style:font-weight-asian="normal" style:font-weight-complex="normal"/>
    </style:style>
    <style:style style:name="P11" style:family="paragraph" style:parent-style-name="Standard">
      <style:text-properties fo:font-weight="normal" officeooo:rsid="003c80b9" officeooo:paragraph-rsid="003c80b9" style:font-weight-asian="normal" style:font-weight-complex="normal"/>
    </style:style>
    <style:style style:name="P12" style:family="paragraph" style:parent-style-name="Standard">
      <style:text-properties fo:font-weight="normal" officeooo:rsid="003e0ab7" officeooo:paragraph-rsid="003e0ab7" style:font-weight-asian="normal" style:font-weight-complex="normal"/>
    </style:style>
    <style:style style:name="P13" style:family="paragraph" style:parent-style-name="Standard">
      <style:text-properties officeooo:rsid="00198202" officeooo:paragraph-rsid="00198202"/>
    </style:style>
    <style:style style:name="P14" style:family="paragraph" style:parent-style-name="Standard">
      <style:text-properties fo:font-weight="bold" officeooo:rsid="00198202" officeooo:paragraph-rsid="00198202" style:font-weight-asian="bold" style:font-weight-complex="bold"/>
    </style:style>
    <style:style style:name="P15" style:family="paragraph" style:parent-style-name="Standard">
      <style:text-properties fo:font-weight="bold" officeooo:rsid="0029a535" officeooo:paragraph-rsid="0029a535" style:font-weight-asian="bold" style:font-weight-complex="bold"/>
    </style:style>
    <style:style style:name="P16" style:family="paragraph" style:parent-style-name="Standard">
      <style:text-properties fo:font-weight="bold" officeooo:rsid="00285b03" officeooo:paragraph-rsid="00285b03" style:font-weight-asian="bold" style:font-weight-complex="bold"/>
    </style:style>
    <style:style style:name="P17" style:family="paragraph" style:parent-style-name="Standard">
      <style:text-properties fo:font-weight="bold" officeooo:rsid="002ef543" officeooo:paragraph-rsid="002ef543" style:font-weight-asian="bold" style:font-weight-complex="bold"/>
    </style:style>
    <style:style style:name="P18" style:family="paragraph" style:parent-style-name="Standard">
      <style:text-properties fo:font-weight="bold" officeooo:rsid="003f0efa" officeooo:paragraph-rsid="003f0efa" style:font-weight-asian="bold" style:font-weight-complex="bold"/>
    </style:style>
    <style:style style:name="P19" style:family="paragraph" style:parent-style-name="Standard">
      <style:text-properties fo:font-weight="bold" officeooo:rsid="0040b47d" officeooo:paragraph-rsid="0040b47d" style:font-weight-asian="bold" style:font-weight-complex="bold"/>
    </style:style>
    <style:style style:name="P20" style:family="paragraph" style:parent-style-name="Standard">
      <style:text-properties officeooo:rsid="0019a803" officeooo:paragraph-rsid="0019a803"/>
    </style:style>
    <style:style style:name="P21" style:family="paragraph" style:parent-style-name="Standard">
      <style:text-properties officeooo:rsid="001ae533" officeooo:paragraph-rsid="001ae533"/>
    </style:style>
    <style:style style:name="P22" style:family="paragraph" style:parent-style-name="Standard">
      <style:text-properties officeooo:rsid="001c3a0c" officeooo:paragraph-rsid="001c3a0c"/>
    </style:style>
    <style:style style:name="P23" style:family="paragraph" style:parent-style-name="Standard">
      <style:text-properties officeooo:rsid="001d7a78" officeooo:paragraph-rsid="001d7a78"/>
    </style:style>
    <style:style style:name="P24" style:family="paragraph" style:parent-style-name="Standard">
      <style:text-properties officeooo:rsid="0024198e" officeooo:paragraph-rsid="0024198e"/>
    </style:style>
    <style:style style:name="P25" style:family="paragraph" style:parent-style-name="Standard">
      <style:text-properties officeooo:rsid="0025e1f0" officeooo:paragraph-rsid="0025e1f0"/>
    </style:style>
    <style:style style:name="P26" style:family="paragraph" style:parent-style-name="Standard">
      <style:text-properties officeooo:rsid="001ca1f5" officeooo:paragraph-rsid="001ca1f5"/>
    </style:style>
    <style:style style:name="P27" style:family="paragraph" style:parent-style-name="Standard">
      <style:text-properties officeooo:rsid="00285b03" officeooo:paragraph-rsid="00285b03"/>
    </style:style>
    <style:style style:name="P28" style:family="paragraph" style:parent-style-name="Standard">
      <style:text-properties officeooo:rsid="0012486e" officeooo:paragraph-rsid="00285b03"/>
    </style:style>
    <style:style style:name="P29" style:family="paragraph" style:parent-style-name="Standard">
      <style:text-properties officeooo:rsid="002b77af" officeooo:paragraph-rsid="002b77af"/>
    </style:style>
    <style:style style:name="P30" style:family="paragraph" style:parent-style-name="Standard">
      <style:text-properties officeooo:rsid="00364a4d" officeooo:paragraph-rsid="00364a4d"/>
    </style:style>
    <style:style style:name="P31" style:family="paragraph" style:parent-style-name="Standard">
      <style:text-properties officeooo:rsid="0037e053" officeooo:paragraph-rsid="0037e053"/>
    </style:style>
    <style:style style:name="P32" style:family="paragraph" style:parent-style-name="Standard">
      <style:text-properties officeooo:rsid="0041eab7" officeooo:paragraph-rsid="0041eab7"/>
    </style:style>
    <style:style style:name="P33" style:family="paragraph" style:parent-style-name="Standard">
      <style:text-properties officeooo:rsid="0043d849" officeooo:paragraph-rsid="0043d849"/>
    </style:style>
    <style:style style:name="P34" style:family="paragraph" style:parent-style-name="Standard">
      <style:text-properties officeooo:rsid="0045827f" officeooo:paragraph-rsid="0045827f"/>
    </style:style>
    <style:style style:name="P35" style:family="paragraph" style:parent-style-name="Standard">
      <style:text-properties officeooo:rsid="004f4eec" officeooo:paragraph-rsid="004f4eec"/>
    </style:style>
    <style:style style:name="P36" style:family="paragraph" style:parent-style-name="Standard">
      <style:text-properties officeooo:rsid="00467375" officeooo:paragraph-rsid="00467375"/>
    </style:style>
    <style:style style:name="P37" style:family="paragraph" style:parent-style-name="Standard">
      <style:text-properties officeooo:rsid="00513228" officeooo:paragraph-rsid="00513228"/>
    </style:style>
    <style:style style:name="P38" style:family="paragraph" style:parent-style-name="Standard">
      <style:text-properties officeooo:rsid="0051a3ac" officeooo:paragraph-rsid="0051a3ac"/>
    </style:style>
    <style:style style:name="P39" style:family="paragraph" style:parent-style-name="Standard">
      <style:text-properties fo:font-weight="bold" officeooo:rsid="0052a77f" officeooo:paragraph-rsid="0052a77f" fo:background-color="#0066b3" style:font-weight-asian="bold" style:font-weight-complex="bold"/>
    </style:style>
    <style:style style:name="P40" style:family="paragraph" style:parent-style-name="Standard">
      <style:text-properties fo:font-weight="bold" officeooo:rsid="00542669" officeooo:paragraph-rsid="00542669" fo:background-color="#0066b3" style:font-weight-asian="bold" style:font-weight-complex="bold"/>
    </style:style>
    <style:style style:name="P41" style:family="paragraph" style:parent-style-name="Standard">
      <style:text-properties fo:font-weight="bold" officeooo:rsid="003f0efa" officeooo:paragraph-rsid="003f0efa" style:font-weight-asian="bold" style:font-weight-complex="bold"/>
    </style:style>
    <style:style style:name="P42" style:family="paragraph" style:parent-style-name="Standard">
      <style:text-properties fo:font-weight="normal" officeooo:rsid="0052a77f" officeooo:paragraph-rsid="0052a77f" fo:background-color="#0066b3" style:font-weight-asian="normal" style:font-weight-complex="normal"/>
    </style:style>
    <style:style style:name="P43" style:family="paragraph" style:parent-style-name="Standard">
      <style:text-properties fo:font-weight="normal" officeooo:rsid="00534064" officeooo:paragraph-rsid="00534064" fo:background-color="#0066b3" style:font-weight-asian="normal" style:font-weight-complex="normal"/>
    </style:style>
    <style:style style:name="P44" style:family="paragraph" style:parent-style-name="Standard">
      <style:text-properties fo:font-weight="normal" officeooo:rsid="0057d2b3" officeooo:paragraph-rsid="0057d2b3" fo:background-color="#0066b3" style:font-weight-asian="normal" style:font-weight-complex="normal"/>
    </style:style>
    <style:style style:name="P45" style:family="paragraph" style:parent-style-name="Standard">
      <style:text-properties fo:font-weight="normal" officeooo:rsid="005730a3" officeooo:paragraph-rsid="005730a3" style:font-weight-asian="normal" style:font-weight-complex="normal"/>
    </style:style>
    <style:style style:name="P46" style:family="paragraph" style:parent-style-name="Standard">
      <style:text-properties officeooo:rsid="0051a3ac" officeooo:paragraph-rsid="0051a3ac"/>
    </style:style>
    <style:style style:name="P47" style:family="paragraph" style:parent-style-name="Standard">
      <style:text-properties officeooo:rsid="00584f8c" officeooo:paragraph-rsid="00584f8c"/>
    </style:style>
    <style:style style:name="T1" style:family="text">
      <style:text-properties officeooo:rsid="00146d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6d0" style:font-weight-asian="bold" style:font-weight-complex="bold"/>
    </style:style>
    <style:style style:name="T4" style:family="text">
      <style:text-properties fo:font-weight="bold" officeooo:rsid="00209835" style:font-weight-asian="bold" style:font-weight-complex="bold"/>
    </style:style>
    <style:style style:name="T5" style:family="text">
      <style:text-properties officeooo:rsid="002d1948"/>
    </style:style>
    <style:style style:name="T6" style:family="text">
      <style:text-properties officeooo:rsid="00311cf6"/>
    </style:style>
    <style:style style:name="T7" style:family="text">
      <style:text-properties officeooo:rsid="00364a4d"/>
    </style:style>
    <style:style style:name="T8" style:family="text">
      <style:text-properties officeooo:rsid="00370afa"/>
    </style:style>
    <style:style style:name="T9" style:family="text">
      <style:text-properties officeooo:rsid="00387749"/>
    </style:style>
    <style:style style:name="T10" style:family="text">
      <style:text-properties officeooo:rsid="003e0ab7"/>
    </style:style>
    <style:style style:name="T11" style:family="text">
      <style:text-properties officeooo:rsid="0044e1e6"/>
    </style:style>
    <style:style style:name="T12" style:family="text">
      <style:text-properties officeooo:rsid="004ccf59"/>
    </style:style>
    <style:style style:name="T13" style:family="text">
      <style:text-properties officeooo:rsid="004ea645"/>
    </style:style>
    <style:style style:name="T14" style:family="text">
      <style:text-properties officeooo:rsid="00532bb1"/>
    </style:style>
    <style:style style:name="T15" style:family="text">
      <style:text-properties officeooo:rsid="0055e663"/>
    </style:style>
    <style:style style:name="T16" style:family="text">
      <style:text-properties officeooo:rsid="005785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yer character names</text:p>
      <text:p text:style-name="P4">Jeff: <text:span text:style-name="T2">Leon</text:span></text:p>
      <text:p text:style-name="P5">Chad: <text:span text:style-name="T4">Kaius</text:span></text:p>
      <text:p text:style-name="P5">Kyle: <text:span text:style-name="T2">Fierar</text:span></text:p>
      <text:p text:style-name="P5">Jason: <text:span text:style-name="T2">Ander</text:span></text:p>
      <text:p text:style-name="P1"/>
      <text:p text:style-name="P1"/>
      <text:p text:style-name="P1"><text:span text:style-name="T2">Yarma:</text:span> 19 human male, wants wealth and fame</text:p>
      <text:p text:style-name="P1">Hotroc: dwarf want to escape back home.</text:p>
      <text:p text:style-name="P13">Majory: arcaocra</text:p>
      <text:p text:style-name="P20">Steve – inn owner, old</text:p>
      <text:p text:style-name="P21"/>
      <text:p text:style-name="P33">Synthia – <text:span text:style-name="T11">Nocturn</text:span></text:p>
      <text:p text:style-name="P33"/>
      <text:p text:style-name="P34">Alex – Uprising leader</text:p>
      <text:p text:style-name="P36">Kilcolve – vampire spawn</text:p>
      <text:p text:style-name="P36"/>
      <text:p text:style-name="P37"><text:span text:style-name="T2">Tipin</text:span> -Old HAG</text:p>
      <text:p text:style-name="P21"/>
      <text:p text:style-name="P21">Grindale</text:p>
      <text:p text:style-name="P24"><text:span text:style-name="T7">Pan </text:span>Piper -ratboy</text:p>
      <text:p text:style-name="P26"><text:span text:style-name="T2">Hanna</text:span> old lady</text:p>
      <text:p text:style-name="P27">Zerrika – <text:span text:style-name="T5">guard that ander it is his contact</text:span></text:p>
      <text:p text:style-name="P16">GrimmyWig -Noble</text:p>
      <text:p text:style-name="P8">Lucas Wilfred – gelatenous cube boy</text:p>
      <text:p text:style-name="P9">Lenko Tamio – Anders anamered follower</text:p>
      <text:p text:style-name="P10">Gallerant – <text:span text:style-name="T9">Tiefling cult leader</text:span></text:p>
      <text:p text:style-name="P11">Skieven Shorrer – <text:span text:style-name="T10">rebelion leader</text:span></text:p>
      <text:p text:style-name="P12">Edvard Lucio - <text:span text:style-name="T2">Fencer</text:span></text:p>
      <text:p text:style-name="P18">Euden Midgar master</text:p>
      <text:p text:style-name="P18"/>
      <text:p text:style-name="P45">Balleraid Terroof – <text:span text:style-name="T16">ander contact</text:span></text:p>
      <text:p text:style-name="P18"/>
      <text:p text:style-name="P39">Lady RedWind – Faction Red – <text:span text:style-name="T14">knows everything – red Fox tavern</text:span></text:p>
      <text:p text:style-name="P39">Zoro HideLeaf – Faction Green – <text:span text:style-name="T14">employer of the <text:s/>poor / exploit</text:span></text:p>
      <text:p text:style-name="P39">Bexlu BlueSteel – Faction Blue – <text:span text:style-name="T14">Trade <text:s/>genius</text:span></text:p>
      <text:p text:style-name="P42">Al’lo redwind messenger</text:p>
      <text:p text:style-name="P43">lu or Lui bluesteel messenger</text:p>
      <text:p text:style-name="P44">Hobic – Red </text:p>
      <text:p text:style-name="P44"/>
      <text:p text:style-name="P43"/>
      <text:p text:style-name="P40">Mayor Allen </text:p>
      <text:p text:style-name="P18"/>
      <text:p text:style-name="P19"><text:span text:style-name="T13">Sezovz</text:span> – other half the world</text:p>
      <text:p text:style-name="P16"/>
      <text:p text:style-name="P17">Tom<text:span text:style-name="T8">n</text:span> – wizard and mentor to Kias</text:p>
      <text:p text:style-name="P1"/>
      <text:p text:style-name="P1">Goblins </text:p>
      <text:p text:style-name="P1">Smi- <text:span text:style-name="T6">smart</text:span></text:p>
      <text:p text:style-name="P1"><text:soft-page-break/>Sti - <text:span text:style-name="T6">worker</text:span></text:p>
      <text:p text:style-name="P1">Kii - <text:span text:style-name="T1">leader</text:span></text:p>
      <text:p text:style-name="P1">Mii - <text:span text:style-name="T6">worker</text:span></text:p>
      <text:p text:style-name="P28"/>
      <text:p text:style-name="P2">Professor Gofstan*</text:p>
      <text:p text:style-name="P2"/>
      <text:p text:style-name="P31">Tiny Dirge</text:p>
      <text:p text:style-name="P2"/>
      <text:p text:style-name="P30">Tiny Dirge</text:p>
      <text:p text:style-name="P30">Jones Bergsstrum - <text:span text:style-name="T12">jones</text:span></text:p>
      <text:p text:style-name="P25"/>
      <text:p text:style-name="P15">Count Fellow - </text:p>
      <text:p text:style-name="P6"><text:span text:style-name="T2">Ferox </text:span><text:span text:style-name="T3">npc</text:span></text:p>
      <text:p text:style-name="P7"><text:span text:style-name="T3">G</text:span><text:span text:style-name="T2">eneral Kimmwig</text:span></text:p>
      <text:p text:style-name="P1"/>
      <text:p text:style-name="P14">Locations:</text:p>
      <text:p text:style-name="P1"><text:tab/>Main Human City Noctural</text:p>
      <text:p text:style-name="P1"/>
      <text:p text:style-name="P29">young magician Cadia Acadamy </text:p>
      <text:p text:style-name="P22">npc</text:p>
      <text:p text:style-name="P22"><text:s/>Salery</text:p>
      <text:p text:style-name="P3">big bad boss sikal</text:p>
      <text:p text:style-name="P3">good boss tikal</text:p>
      <text:p text:style-name="P3"/>
      <text:p text:style-name="P23">10 gp</text:p>
      <text:p text:style-name="P23">14 silver</text:p>
      <text:p text:style-name="P23">10 electrium</text:p>
      <text:p text:style-name="P23"/>
      <text:p text:style-name="P32">Door</text:p>
      <text:p text:style-name="P32">fire</text:p>
      <text:p text:style-name="P32">water</text:p>
      <text:p text:style-name="P32">earth</text:p>
      <text:p text:style-name="P32">air</text:p>
      <text:p text:style-name="P32"/>
      <text:p text:style-name="P32"/>
      <text:p text:style-name="P35">3000 gp</text:p>
      <text:p text:style-name="P35">600 pp</text:p>
      <text:p text:style-name="P35"/>
      <text:p text:style-name="P38">the half Inn</text:p>
      <text:p text:style-name="P38">the Half <text:span text:style-name="T15">out </text:span>inn</text:p>
      <text:p text:style-name="P38"/>
      <text:p text:style-name="P47">Leon, Ander, Ferar thickTa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8:09:44.097943397</meta:creation-date>
    <dc:date>2020-09-17T21:35:40.596949805</dc:date>
    <meta:editing-duration>P8DT7H35M43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210" meta:character-count="1261" meta:non-whitespace-character-count="1088"/>
  </office:meta>
</office:document-meta>
</file>